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8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10.4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00" style:text-align-source="fix" style:repeat-content="false" fo:wrap-option="no-wrap" fo:border="0.002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用語定義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>
            <text:p>用語</text:p>
          </table:table-cell>
          <table:table-cell table:style-name="ce3" office:value-type="string">
            <text:p>説明</text:p>
          </table:table-cell>
          <table:table-cell table:number-columns-repeated="1021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作業管理システム</text:p>
          </table:table-cell>
          <table:table-cell office:value-type="string">
            <text:p>web画面により作業計画をたて、作業指示を出し、作業状況を入力し、作業進捗を確認するシステム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顧客</text:p>
          </table:table-cell>
          <table:table-cell office:value-type="string">
            <text:p>作業管理システムをクラウドとして利用している顧客企業</text:p>
          </table:table-cell>
          <table:table-cell table:number-columns-repeated="1021"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システム管理者</text:p>
          </table:table-cell>
          <table:table-cell office:value-type="string">
            <text:p>顧客企業側にて、作業管理システムを管理しているユーザ</text:p>
          </table:table-cell>
          <table:table-cell table:number-columns-repeated="1021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統合システム管理者</text:p>
          </table:table-cell>
          <table:table-cell office:value-type="string">
            <text:p>作業管理システムのクラウドサービス提供側にて、作業管理システムを管理している管理者</text:p>
          </table:table-cell>
          <table:table-cell table:number-columns-repeated="1021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投影</text:p>
          </table:table-cell>
          <table:table-cell office:value-type="string">
            <text:p>機能のショートカットをツリー上に作成すること</text:p>
          </table:table-cell>
          <table:table-cell table:number-columns-repeated="1021"/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マイツリー</text:p>
          </table:table-cell>
          <table:table-cell office:value-type="string">
            <text:p>使用頻度の高い機能を画面上のツリーに登録し、使用性を高めるもの</text:p>
          </table:table-cell>
          <table:table-cell table:number-columns-repeated="1021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作業定義</text:p>
          </table:table-cell>
          <table:table-cell office:value-type="string">
            <text:p>作業の進め方を定義した情報　進捗管理方法や後続作業などを定義　作業指示者や作業者の指定は可能だが必須でない</text:p>
          </table:table-cell>
          <table:table-cell table:number-columns-repeated="1021"/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作業指示者</text:p>
          </table:table-cell>
          <table:table-cell office:value-type="string">
            <text:p>作業定義で定められた作業をもとに、作業者に作業を指示するユーザ</text:p>
          </table:table-cell>
          <table:table-cell table:number-columns-repeated="1021"/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作業者</text:p>
          </table:table-cell>
          <table:table-cell office:value-type="string">
            <text:p>作業指示者の指示により作業を行うユーザ　作業状況を作業指示者に随時報告する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6:5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03T16:51:31.82</dc:date>
    <meta:editing-duration>PT40M50S</meta:editing-duration>
    <meta:editing-cycles>10</meta:editing-cycles>
    <meta:document-statistic meta:table-count="1" meta:cell-count="30" meta:object-count="0"/>
  </office:meta>
</office:document-meta>
</file>